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j Jamsutkar - 80122</text:p>
      <text:p text:style-name="P1"/>
      <text:p text:style-name="P1">Linux Shell Script Assignment – <text:span text:style-name="T3">5</text:span></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text:soft-page-break/></text:p>
      <text:p text:style-name="P2"/>
      <text:p text:style-name="P2"/>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text:soft-page-break/></text:p>
      <text:p text:style-name="P3"/>
      <text:p text:style-name="P3"/>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
      <text:p text:style-name="P5"/>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text:soft-page-break/></text:p>
      <text:p text:style-name="P5"/>
      <text:p text:style-name="P5"/>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19:48:32.120789613</dc:date>
    <meta:editing-duration>PT59M51S</meta:editing-duration>
    <meta:editing-cycles>12</meta:editing-cycles>
    <meta:generator>LibreOffice/7.3.7.2$Linux_X86_64 LibreOffice_project/30$Build-2</meta:generator>
    <meta:document-statistic meta:table-count="0" meta:image-count="34" meta:object-count="0" meta:page-count="10" meta:paragraph-count="24" meta:word-count="336" meta:character-count="1830" meta:non-whitespace-character-count="1517"/>
  </office:meta>
</office:document-meta>
</file>